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52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6" table:default-cell-style-name="ce1"/>
        <table:table-row table:style-name="ro1">
          <table:table-cell/>
          <table:table-cell table:style-name="Default" office:value-type="string" calcext:value-type="string">
            <text:p>p1</text:p>
          </table:table-cell>
          <table:table-cell table:style-name="Default" office:value-type="string" calcext:value-type="string">
            <text:p>p2</text:p>
          </table:table-cell>
          <table:table-cell table:style-name="Default" office:value-type="string" calcext:value-type="string">
            <text:p>p3</text:p>
          </table:table-cell>
          <table:table-cell table:style-name="Default" office:value-type="string" calcext:value-type="string">
            <text:p>p4</text:p>
          </table:table-cell>
          <table:table-cell table:style-name="Default" office:value-type="string" calcext:value-type="string">
            <text:p>p6</text:p>
          </table:table-cell>
          <table:table-cell table:style-name="Default" office:value-type="string" calcext:value-type="string">
            <text:p>p7</text:p>
          </table:table-cell>
        </table:table-row>
        <table:table-row table:style-name="ro1">
          <table:table-cell office:value-type="string" calcext:value-type="string">
            <text:p>barking_NDS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irds_NDS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rass_NDS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rushing_of_ostritch_feathers_NDS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heetah_breathing_NDS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heetah_footsteps_NDS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heetahs_panting_NDS1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rickets_NDS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rum_NDS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rums_NDS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lap_of_ear__NDS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ly_buzzing_NDS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i_hats_NDS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mpact_of_cheetah_tackling_ostrich_NDS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mpact_of_ostritch_falling_NDS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icking_sound_NDS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arrator_NDS1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stritch_footsteps_NDS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stritch_grunting_NDS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stritch_kick_NDS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stritch_pecking_grass_NDS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stritch_squarking_NDS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stritch_vocalisation_NDS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stritch_warbling_NDS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n_pipes_NDS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lucked_instrument_NDS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ustling_of_grass_NDS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quawk_NDS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rings_NDS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ynth_NDS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histling_NDS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ind_NDS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ings_flaping_NDS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ooshing_NDS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zebra_grunt_NDS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ig_splashes_NDS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entle_splashing_of_water_NDS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entle_swimming_sound_NDS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mpact_of_flipper_NDS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arrator_NDS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raping_sound_NDS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al_vocalisation_NDS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huffling_sounds_NDS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liding/crunching_of_ice_NDS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pash_of_seal_entering_ocean_NDS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plash_as_whale_turns_NDS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pluttering_sounds_NDS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trings_NDS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ynth_NDS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nderwater_bubbling_NDS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hale_blowing_NDS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ind_NDS2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ird_cawing_NDS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uzzing_of_fly_NDS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reaking_NDS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runching_of_trap_closing_NDS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ly_footsteps_NDS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ly_rubbing_face_NDS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etallic_reverb_sound_NDS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arrator_NDS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raping_of_fly_legs_NDS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cuffling_sounds_as_fly_struggles_NDS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cking_sound_NDS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ynth_pad_sounds_NDS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histling_synth_NDS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ig_cat_footsteps_NDS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ig_splash_of_hippo_emerging/fighting_NDS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ird_call_a_NDS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ird_call_b_NDS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ird_call_c_NDS4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irping_sound_NDS4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rickets_NDS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ymbal_NDS4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igging_NDS4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ripping_sound_NDS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rums_NDS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uitar_NDS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ippo_blowing_water_NDS4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ippo_footsteps_NDS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ippo_grunt_NDS4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arrator_NDS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cussion_NDS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iano_NDS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palsh_of_water_NDS4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plash_of_hippos_footsteps_NDS4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quelch_as_hippo_moves_NDS4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trings_NDS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ynth_impact_NDS4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ynth_NDS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ater_lapping_NDS4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ater_splash_NDS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number-rows-repeated="7">
          <table:table-cell/>
          <table:table-cell table:style-name="Default"/>
          <table:table-cell table:number-columns-repeated="2"/>
          <table:table-cell table:style-name="Default" table:number-columns-repeated="3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4"/>
        </table:table-row>
        <table:table-row table:style-name="ro1" table:number-rows-repeated="2">
          <table:table-cell/>
          <table:table-cell table:style-name="Default"/>
          <table:table-cell table:number-columns-repeated="2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5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GB">
      <number:number number: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3P0" style:volatile="true" number:language="en" number:country="GB">
      <loext:fill-character> </loext:fill-character>
      <number:number number:decimal-places="0" number:min-integer-digits="1" number:grouping="true"/>
      <number:text> </number:text>
    </number:number-style>
    <number:number-style style:name="N10123P1" style:volatile="true" number:language="en" number:country="GB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3P2" style:volatile="true" number:language="en" number:country="GB">
      <loext:fill-character> </loext:fill-character>
      <number:text>- </number:text>
    </number:number-style>
    <number:text-style style:name="N10123" number:language="en" number:country="GB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7P0" style:volatile="true" number:language="en" number:country="GB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0127P1" style:volatile="true" number:language="en" number:country="GB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0127P2" style:volatile="true" number:language="en" number:country="GB">
      <number:text> £</number:text>
      <loext:fill-character> </loext:fill-character>
      <number:text>- </number:text>
    </number:number-style>
    <number:text-style style:name="N10127" number:language="en" number:country="GB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n" number:country="GB">
      <loext:fill-character> </loext:fill-character>
      <number:number number:decimal-places="2" number:min-integer-digits="1" number:grouping="true"/>
      <number:text> </number:text>
    </number:number-style>
    <number:number-style style:name="N10131P1" style:volatile="true" number:language="en" number:country="GB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31P2" style:volatile="true" number:language="en" number:country="GB">
      <loext:fill-character> </loext:fill-character>
      <number:text>-</number:text>
      <number:number number:decimal-places="0" number:min-integer-digits="0"/>
      <number:text> </number:text>
    </number:number-style>
    <number:text-style style:name="N10131" number:language="en" number:country="GB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n" number:country="GB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0135P1" style:volatile="true" number:language="en" number:country="GB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0135P2" style:volatile="true" number:language="en" number:country="GB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5" number:language="en" number:country="GB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6P0" style:volatile="true" number:language="en" number:country="GB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6P1" style:volatile="true" number:language="en" number:country="GB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36P2" style:volatile="true" number:language="en" number:country="GB">
      <number:text> </number:text>
      <loext:fill-character> </loext:fill-character>
      <number:text>-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GB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0137P1" style:volatile="true" number:language="en" number:country="GB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0137P2" style:volatile="true" number:language="en" number:country="GB">
      <number:text> £</number:text>
      <loext:fill-character> </loext:fill-character>
      <number:text>- </number:text>
    </number:number-style>
    <number:text-style style:name="N10137" number:language="en" number:country="GB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GB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8P1" style:volatile="true" number:language="en" number:country="GB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38P2" style:volatile="true" number:language="en" number:country="GB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8" number:language="en" number:country="GB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39P0" style:volatile="true" number:language="en" number:country="GB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0139P1" style:volatile="true" number:language="en" number:country="GB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0139P2" style:volatile="true" number:language="en" number:country="GB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9" number:language="en" number:country="GB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0">00/00/0000</text:date>, <text:time style:data-style-name="N2" text:time-value="19:41:49.6675675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0T19:17:27.818418712</meta:creation-date>
    <dc:date>2014-12-20T19:48:00.534749846</dc:date>
    <meta:editing-duration>P0D</meta:editing-duration>
    <meta:editing-cycles>2</meta:editing-cycles>
    <meta:generator>LibreOffice/4.2.7.2$Linux_X86_64 LibreOffice_project/420m0$Build-2</meta:generator>
    <meta:document-statistic meta:table-count="1" meta:cell-count="643" meta:object-count="0"/>
  </office:meta>
</office:document-meta>
</file>